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rsid="0013f25b" officeooo:paragraph-rsid="00495f49"/>
    </style:style>
    <style:style style:name="P4" style:family="paragraph" style:parent-style-name="sub_20_judul_20_isi_20_A">
      <style:text-properties officeooo:paragraph-rsid="004faba5"/>
    </style:style>
    <style:style style:name="P5" style:family="paragraph" style:parent-style-name="Standard" style:master-page-name="Halaman_20_BAB">
      <style:paragraph-properties fo:line-height="150%" fo:text-align="center" style:justify-single-word="false" style:page-number="5"/>
      <style:text-properties fo:font-weight="bold" officeooo:rsid="00116626" officeooo:paragraph-rsid="00495f49" style:font-weight-asian="bold" style:font-weight-complex="bold"/>
    </style:style>
    <style:style style:name="P6" style:family="paragraph" style:parent-style-name="Standard">
      <style:paragraph-properties fo:line-height="150%" fo:text-align="center" style:justify-single-word="false"/>
      <style:text-properties fo:font-weight="bold" officeooo:rsid="00116626" officeooo:paragraph-rsid="00495f49" style:font-weight-asian="bold" style:font-weight-complex="bold"/>
    </style:style>
    <style:style style:name="P7" style:family="paragraph" style:parent-style-name="Standard">
      <style:text-properties fo:font-variant="normal" fo:text-transform="none" fo:color="#000000" fo:letter-spacing="normal" fo:font-style="normal" fo:font-weight="normal" officeooo:rsid="00151d60" officeooo:paragraph-rsid="00495f49"/>
    </style:style>
    <style:style style:name="P8" style:family="paragraph" style:parent-style-name="Standard">
      <style:text-properties fo:font-variant="normal" fo:text-transform="none" fo:color="#000000" fo:letter-spacing="normal" fo:font-style="normal" fo:font-weight="normal" officeooo:rsid="0049c08d" officeooo:paragraph-rsid="0049c08d"/>
    </style:style>
    <style:style style:name="P9" style:family="paragraph" style:parent-style-name="Standard">
      <style:text-properties fo:font-variant="normal" fo:text-transform="none" fo:color="#000000" fo:letter-spacing="normal" fo:font-style="normal" fo:font-weight="normal" officeooo:rsid="004bfd1d" officeooo:paragraph-rsid="004bfd1d"/>
    </style:style>
    <style:style style:name="P10" style:family="paragraph" style:parent-style-name="Standard">
      <style:text-properties fo:font-variant="normal" fo:text-transform="none" fo:color="#000000" fo:letter-spacing="normal" fo:font-style="normal" fo:font-weight="normal" officeooo:rsid="004d5423" officeooo:paragraph-rsid="004d5423"/>
    </style:style>
    <style:style style:name="P11" style:family="paragraph" style:parent-style-name="Standard">
      <style:text-properties fo:font-variant="normal" fo:text-transform="none" fo:color="#000000" fo:letter-spacing="normal" fo:font-style="normal" fo:font-weight="normal" officeooo:rsid="004d5423" officeooo:paragraph-rsid="004d636c"/>
    </style:style>
    <style:style style:name="P12" style:family="paragraph" style:parent-style-name="Standard">
      <style:text-properties fo:font-variant="normal" fo:text-transform="none" fo:color="#000000" fo:letter-spacing="normal" fo:font-style="normal" fo:font-weight="normal" officeooo:rsid="004d636c" officeooo:paragraph-rsid="004d636c"/>
    </style:style>
    <style:style style:name="P13" style:family="paragraph" style:parent-style-name="Standard">
      <style:text-properties fo:font-size="12pt" officeooo:paragraph-rsid="004a23ae" style:font-size-asian="12pt" style:font-size-complex="12pt"/>
    </style:style>
    <style:style style:name="P14" style:family="paragraph" style:parent-style-name="Standard" style:list-style-name="">
      <style:paragraph-properties fo:margin-top="0cm" fo:margin-bottom="0cm" loext:contextual-spacing="false" fo:line-height="150%" fo:text-align="center" style:justify-single-word="false"/>
      <style:text-properties fo:font-variant="normal" fo:text-transform="none" fo:color="#000000" fo:letter-spacing="normal" fo:font-style="normal" fo:font-weight="normal" officeooo:rsid="00151d60" officeooo:paragraph-rsid="00495f49"/>
    </style:style>
    <style:style style:name="T1" style:family="text">
      <style:text-properties officeooo:rsid="00116626"/>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4a23ae"/>
    </style:style>
    <style:style style:name="T4" style:family="text">
      <style:text-properties fo:font-variant="normal" fo:text-transform="none" fo:color="#000000" fo:letter-spacing="normal" fo:font-style="normal" fo:font-weight="normal" officeooo:rsid="004d5423"/>
    </style:style>
    <style:style style:name="T5" style:family="text">
      <style:text-properties fo:font-variant="normal" fo:text-transform="none" fo:color="#000000" style:font-name="Helvetica Neue" fo:font-size="9.75pt" fo:letter-spacing="normal" fo:font-style="normal" fo:font-weight="normal"/>
    </style:style>
    <style:style style:name="T6" style:family="text">
      <style:text-properties fo:font-variant="normal" fo:text-transform="none" fo:color="#000000" style:font-name="Helvetica Neue" fo:font-size="9.75pt" fo:letter-spacing="normal" fo:font-style="normal" fo:font-weight="normal" officeooo:rsid="004a23ae"/>
    </style:style>
    <style:style style:name="T7" style:family="text">
      <style:text-properties fo:font-variant="normal" fo:text-transform="none" fo:color="#000000" style:font-name="Helvetica Neue" fo:letter-spacing="normal" fo:font-style="normal" fo:font-weight="normal"/>
    </style:style>
    <style:style style:name="T8" style:family="text">
      <style:text-properties fo:font-variant="normal" fo:text-transform="none" fo:color="#000000" fo:font-size="9.75pt" fo:letter-spacing="normal" fo:font-style="normal" fo:font-weight="normal"/>
    </style:style>
    <style:style style:name="T9" style:family="text">
      <style:text-properties fo:font-variant="normal" fo:text-transform="none" fo:color="#000000" fo:font-size="9.75pt" fo:letter-spacing="normal" fo:font-style="normal" fo:font-weight="normal" officeooo:rsid="004a23ae"/>
    </style:style>
    <style:style style:name="T10" style:family="text">
      <style:text-properties fo:font-variant="normal" fo:text-transform="none" fo:color="#000000" fo:font-size="12pt" fo:letter-spacing="normal" fo:font-style="normal" fo:font-weight="normal" style:font-size-asian="12pt" style:font-size-complex="12pt"/>
    </style:style>
    <style:style style:name="T11" style:family="text">
      <style:text-properties fo:font-variant="normal" fo:text-transform="none" fo:color="#000000" fo:font-size="12pt" fo:letter-spacing="normal" fo:font-style="normal" fo:font-weight="normal" officeooo:rsid="004a23ae" style:font-size-asian="12pt" style:font-size-complex="12pt"/>
    </style:style>
    <style:style style:name="T12" style:family="text">
      <style:text-properties fo:font-variant="normal" fo:text-transform="none" fo:color="#000000" fo:font-size="12pt" fo:letter-spacing="normal" fo:font-style="normal" fo:font-weight="normal" officeooo:rsid="004faba5" style:font-size-asian="12pt" style:font-size-complex="12pt"/>
    </style:style>
    <style:style style:name="T13" style:family="text">
      <style:text-properties fo:font-variant="normal" fo:text-transform="none" fo:color="#222222" style:font-name="arial" fo:font-size="12pt" fo:letter-spacing="normal" fo:font-style="normal" fo:font-weight="bold" officeooo:rsid="004a23ae"/>
    </style:style>
    <style:style style:name="T14" style:family="text">
      <style:text-properties fo:font-variant="normal" fo:text-transform="none" fo:color="#222222" style:font-name="arial" fo:font-size="12pt" fo:letter-spacing="normal" fo:font-style="normal" fo:font-weight="normal" officeooo:rsid="004a23ae"/>
    </style:style>
    <style:style style:name="T15" style:family="text">
      <style:text-properties fo:font-variant="normal" fo:text-transform="none" fo:color="#222222" style:font-name="arial" fo:font-size="12pt" fo:letter-spacing="normal" fo:font-style="normal" fo:font-weight="normal" officeooo:rsid="004a23ae" style:font-weight-asian="normal" style:font-weight-complex="normal"/>
    </style:style>
    <style:style style:name="T16" style:family="text">
      <style:text-properties fo:font-variant="normal" fo:text-transform="none" fo:color="#222222" fo:font-size="12pt" fo:letter-spacing="normal" fo:font-style="normal" fo:font-weight="normal" officeooo:rsid="004a23ae" style:font-weight-asian="normal" style:font-weight-complex="normal"/>
    </style:style>
    <style:style style:name="T17" style:family="text">
      <style:text-properties fo:font-variant="normal" fo:text-transform="none" fo:color="#222222" fo:font-size="12pt" fo:letter-spacing="normal" fo:font-style="normal" fo:font-weight="normal" officeooo:rsid="004a23ae"/>
    </style:style>
    <style:style style:name="T18" style:family="text">
      <style:text-properties fo:font-variant="normal" fo:text-transform="none" fo:color="#222222" fo:font-size="12pt" fo:letter-spacing="normal" fo:font-style="normal" fo:font-weight="bold" officeooo:rsid="004a23ae"/>
    </style:style>
    <style:style style:name="T19" style:family="text">
      <style:text-properties fo:font-variant="normal" fo:text-transform="none" fo:color="#222222" style:font-name="Liberation Serif" fo:font-size="12pt" fo:letter-spacing="normal" fo:font-style="normal" fo:font-weight="normal" officeooo:rsid="004a23ae"/>
    </style:style>
    <style:style style:name="T20" style:family="text">
      <style:text-properties officeooo:rsid="0013f25b"/>
    </style:style>
    <style:style style:name="T21" style:family="text">
      <style:text-properties officeooo:rsid="004a23ae"/>
    </style:style>
    <style:style style:name="T22" style:family="text">
      <style:text-properties officeooo:rsid="004d54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AB III</text:p>
      <text:p text:style-name="P6">PROSEDUR PENELITIAN</text:p>
      <text:p text:style-name="P6"/>
      <text:p text:style-name="sub_20_judul">A. Pendeketan Penelitian </text:p>
      <text:p text:style-name="sub_20_judul_20_isi_20_A"><text:span text:style-name="T1"><text:tab/>Pendekatan yang digunakan dalam penelitian ini adalah pendekatan kuantitatif. Hal ini sesuai dengan apa yang menjadi hakikat dalam penelitian kuantitatif, menurut pendapat </text:span><text:span text:style-name="T2"><text:s/></text:span><text:bookmark text:name="Kasiram_2008"/><text:span text:style-name="T2">Kasiram (2008) </text:span><text:span text:style-name="T20">penelitian </text:span>kuantitatif <text:span text:style-name="T20">yaitu : </text:span></text:p>
      <text:p text:style-name="sub_20_judul_20_isi_20_A">“metode penelitian yang menggunakan proses data-data yang berupa angka sebagai alat menganalisis dan melakukan kajian penelitian, terutama mengenai apa yang sudah di teliti.” </text:p>
      <text:p text:style-name="sub_20_judul_20_isi_20_A"><text:tab/>Adapun alasan untuk <text:s/>menggunakan metode ini adalah karena dalam pengambilan data dan pengolahan data menggunakan angka-angka dalam pengolahannya. Selain itu juga <text:s/>untuk menguji dan menjelaskan hubungan-hubungan atau pengaruh yang terjadi antara variable dalam penelitian ini. </text:p>
      <text:p text:style-name="P3"/>
      <text:p text:style-name="sub_20_judul">B. Variabel Penelitian </text:p>
      <text:p text:style-name="sub_20_judul_20_isi_20_A"><text:tab/>Sugiyono (2010: 39) mengemukakan bahwa macam-macam variabel</text:p>
      <text:p text:style-name="sub_20_judul_20_isi_20_A">dalam penelitian dapat dibedakan menjadi:</text:p>
      <text:p text:style-name="sub_20_judul_20_A.1">1. Variabel Independen </text:p>
      <text:p text:style-name="sub_20_judul_20_isi_20_A"><text:tab/>Variabel ini sering disebut sebagai variabel stimulus, predictor, antecedent. Dalam bahasa Indonesia sering disebut sebagai variabel bebas.Variabel bebas adalah merupakan variabel yang mempengaruhi atau yang menjadi sebab perubahannya atau timbulnya variabel dependen (terikat). Dalam penelitian ini variabel bebas biasa disebut sebagai variabel X, maka variabel X adalah Pengaruh Computer Based Test (CBT) Pada Mata Pelajaran Pkn.</text:p>
      <text:p text:style-name="sub_20_judul_20_isi_20_A"/>
      <text:p text:style-name="sub_20_judul_20_isi_20_A"/>
      <text:p text:style-name="sub_20_judul_20_isi_20_A"/>
      <text:p text:style-name="sub_20_judul_20_A.1"><text:soft-page-break/>2. Variabel Dependen</text:p>
      <text:p text:style-name="sub_20_judul_20_isi_20_A"><text:tab/>Variabel ini sering disebut sebagai variabel output, criteria, konsekuen. Dalam bahasa Indonesia sering disebut sebagai variabel terikat. Variabel terikat merupakan variabel yang dipengaruhi atau yang menjadi akibat, karena adanya variabel bebas. Dalam penelitian variabel terikat disebut variabel Y, maka variabel Y adalah Hasil Belajar Siswa. </text:p>
      <text:p text:style-name="P7"/>
      <text:p text:style-name="P7"/>
      <text:p text:style-name="P7"/>
      <text:p text:style-name="sub_20_judul">C. Populasi dan Sampel</text:p>
      <text:p text:style-name="sub_20_judul_20_isi_20_A"><text:span text:style-name="T3"><text:tab/>Menurut </text:span><text:span text:style-name="T19">(Sugiyono,2011:80).</text:span></text:p>
      <text:p text:style-name="P4"><text:span text:style-name="T16">“Populasi</text:span><text:span text:style-name="T18"> </text:span><text:span text:style-name="T17">adalah wilayah generalisasi yang terdiri atas: obyek/subyek yang mempunyai kualitas dan karakteristik tertentu yang ditetapkan oleh peneliti untuk dipelajari dan kemudian ditarik kesimpulannya”.</text:span></text:p>
      <text:p text:style-name="P4"><text:span text:style-name="T17"><text:tab/>Populasi yang penulis ambil dalam <text:s/>penelitian ini <text:s/>adalah <text:s/>siswa kelas 12 TKJ yang berjumlah 99 siswa yang terbagi dalam 3 kelas, yaitu 12 TKJ 1 berjumlah </text:span></text:p>
      <text:p text:style-name="P4">35 siswa, 12 TKJ 2 berjumlah 33 siswa, 12 TKJ 3 berjumlah 31 siswa. </text:p>
      <text:p text:style-name="P4"/>
      <text:p text:style-name="P4">Menurut Kamus Besar Bahasa Indonesia </text:p>
      <text:p text:style-name="sub_20_judul_20_isi_20_A"><text:span text:style-name="T3">“Sampel adalah </text:span><text:span text:style-name="T8">s</text:span><text:span text:style-name="T10">esuatu yang digunakan untuk menunjukkan sifat suatu kelompok yang lebih besar, bagian kecil yang mewakili kelompok atau keseluruhan yang lebih besar. </text:span><text:span text:style-name="T11">Sampel yang penulis ambil dalam penelitian ini adalah siswa kelas 12 TKJ 1”</text:span><text:span text:style-name="T12">.</text:span></text:p>
      <text:p text:style-name="P13"><text:span text:style-name="T7"/></text:p>
      <text:p text:style-name="sub_20_judul">D. Tempat dan Waktu Penelitian</text:p>
      <text:p text:style-name="sub_20_judul_20_isi_20_A"><text:tab/>Lokasi penelitian berada di Sekolah Menengah Kejuruan (SMK) Negeri 1 Kragilan yang terletak di Jalan Raya Serang-Jakarta KM. 13 Graha Cisait, Kec. Kragilan, Kab. Serang. <text:span text:style-name="T21">Waktu yang di lakukan penulis dalam penelitian adalah di pagi hari sekitar pukul 11:20 WIB </text:span></text:p>
      <text:p text:style-name="P8"/>
      <text:p text:style-name="P8"/>
      <text:p text:style-name="P8"><text:soft-page-break/></text:p>
      <text:p text:style-name="sub_20_judul">E. Metode Pengumpulan Data </text:p>
      <text:p text:style-name="sub_20_judul_20_isi_20_A"><text:tab/>Teknik yang digunakan dalam penelitian ini diantaranya sebagai berikut:</text:p>
      <text:p text:style-name="sub_20_judul_20_isi_20_A">1. Angket yaitu kumpulan pertanyaan yang diajukan secara tertulis kepada seseorang, dalam hal ini disebut dengan responden. Adapun cara menjawab dilakukan dengan cara tertulis, dengan kata lain angket adalah alat untuk</text:p>
      <text:p text:style-name="sub_20_judul_20_isi_20_A">mengumpulkan data yang berupa daftar pertanyaan yang disampaikan kepada</text:p>
      <text:p text:style-name="sub_20_judul_20_isi_20_A">responden untuk dijawab secara tertulis.</text:p>
      <text:p text:style-name="sub_20_judul_20_isi_20_A"/>
      <text:p text:style-name="sub_20_judul_20_isi_20_A"><text:tab/>Adapun angket yang dipergunakan dalam penelitian ini adalah angket tertutup</text:p>
      <text:p text:style-name="sub_20_judul_20_isi_20_A">dengan skala likert. Usman dan Akbar (2009: 65) mengungkapkan bahwa</text:p>
      <text:p text:style-name="sub_20_judul_20_isi_20_A">“Skala ini dikembangkan untuk mengukur sikap, pendapat, dan persepsi</text:p>
      <text:p text:style-name="sub_20_judul_20_isi_20_A">responden terhadap sesuatu objek”.</text:p>
      <text:p text:style-name="sub_20_judul_20_isi_20_A"/>
      <text:p text:style-name="sub_20_judul_20_isi_20_A">2. Observasi yaitu kegiatan pemusatan perhatian terhadap sesuatu objek</text:p>
      <text:p text:style-name="sub_20_judul_20_isi_20_A">penelitian dan menggunakan seluruh alat indera (Suharsimi Arikunto, 1998 :</text:p>
      <text:p text:style-name="sub_20_judul_20_isi_20_A">234). Penulis melakukan pengamatan secara langsung ke lapangan untuk memperoleh data mengenai siswa <text:span text:style-name="T22">SMK N 1 Kragilan kelas XII. </text:span></text:p>
      <text:p text:style-name="sub_20_judul_20_isi_20_A"/>
      <text:p text:style-name="sub_20_judul_20_isi_20_A">3. Studi dokumentasi adalah cara yang dilakukan peneliti guna mencari data</text:p>
      <text:p text:style-name="sub_20_judul_20_isi_20_A">yang sesuai dengan variabel. Sebagaimana dikatakan oleh Suharsimi Arikunto</text:p>
      <text:p text:style-name="sub_20_judul_20_isi_20_A">(1998: 236) “Data yang diperoleh melalui kajian dokumentasi ini dapat</text:p>
      <text:p text:style-name="sub_20_judul_20_isi_20_A">dipandang sebagai narasumber yang dapat menjawab pertanyaan-pertanyaan</text:p>
      <text:p text:style-name="sub_20_judul_20_isi_20_A">yang diajukan oleh peneliti”.</text:p>
      <text:p text:style-name="P9"/>
      <text:p text:style-name="sub_20_judul">F. Instrumen Penelitian</text:p>
      <text:p text:style-name="sub_20_judul_20_isi_20_A"><text:tab/>Semua penelitian melibatkan pengumpulan data untuk menguji hipotesis yang telat ditetapkan dalam penelitian tersebut. Umumnya peneliti menggunakan instrumen untuk mengumpulkan data penelitian. </text:p>
      <text:p text:style-name="sub_20_judul_20_isi_20_A"><text:soft-page-break/>Menurut Sappaile (2007) menyebutkan bahwa :</text:p>
      <text:p text:style-name="sub_20_judul_20_isi_20_A">“Instrumen merupakan suatu alat yang memenuhi persyaratan akademis sehingga dapat dipergunakan sebagai alat untuk mengukur suatu objek ukur atau mengumpulkan data mengenai suatu variabel. Instrumen dapat berbentuk tes dan juga dapat berbentuk nontes, namun untuk memperoleh sampel tingkah laku dari ranah kognitif digunakan tes”. </text:p>
      <text:p text:style-name="sub_20_judul_20_isi_20_A"><text:span text:style-name="T4"><text:tab/>Pada penelitian ini penulis menggunakan instrumen penelitian berjenis Angket atau Kuesioner. </text:span>Dalam penelitian ini, peneliti menggunakan jenis instrumen angket atau kuesioner dengan pemberian skor sebagai berikut:</text:p>
      <text:p text:style-name="sub_20_judul_20_isi_20_A"/>
      <text:p text:style-name="sub_20_judul_20_isi_20_A">1. SS : Sangat setuju Diberi skor 5</text:p>
      <text:p text:style-name="sub_20_judul_20_isi_20_A">2. S : Setuju Diberi skor 4</text:p>
      <text:p text:style-name="sub_20_judul_20_isi_20_A">3. RG: Ragu-ragu Diberi skor 3</text:p>
      <text:p text:style-name="sub_20_judul_20_isi_20_A">4. TS : Tidak setuju Diberi skor 2</text:p>
      <text:p text:style-name="sub_20_judul_20_isi_20_A">5. ST : Sangat tidak setuju Diberi skor 1</text:p>
      <text:p text:style-name="sub_20_judul_20_isi_20_A"/>
      <text:p text:style-name="sub_20_judul_20_isi_20_A"><text:tab/>Agar mendapatkan sebuah hasil penelitian yang memuaskan, peneliti menyusun rancangan kisi-kisi instrumen penelitian. Arikunto (2006, hlm 162) menyatakan bahwa “Kisi-kisi bertujuan untuk menunjukkan keterkaitan antara variabel yang diteliti dengan sumber data atau teori yang diambil”.</text:p>
      <text:p text:style-name="P11"><text:s/></text:p>
      <text:p text:style-name="P10"/>
      <text:p text:style-name="sub_20_judul">G. Prosedur Penelitian </text:p>
      <text:p text:style-name="sub_20_judul_20_isi_20_A"><text:tab/>Proses pengembangan instrumen penelitian terdiri dari dua bagian yaitu uji validitas dan uji reliabilitas yang digunakan untuk menguji tiap item pernyataan yang terdapat pada angket yang dibuat oleh peneliti. Apabila item pernyataan sudah valid dan reliabel maka item pernyataan pada angket tersebut sudah bisa digunakan untuk mengumpulkan data. Selanjutnya data tersebut akan dideskripsikan. Pengujian validitas dan reliabilitas akan dilakukan setelah angket disebarkan kepada responden.</text:p>
      <text:p text:style-name="P10"/>
      <text:p text:style-name="P10"/>
      <text:p text:style-name="P10"><text:soft-page-break/></text:p>
      <text:p text:style-name="P10"/>
      <text:p text:style-name="P10"/>
      <text:p text:style-name="P10"/>
      <text:p text:style-name="sub_20_judul">H. Uji Coba Instrumen</text:p>
      <text:p text:style-name="sub_20_judul_20_isi_20_A"><text:tab/>Uji validitas instrumen dilakukan untuk menunjukan keabsahan dari instrumen yang akan dipakai pada penelitian. Menurut Arikunto (2006, hlm. 168) mengatakan bahwa </text:p>
      <text:p text:style-name="sub_20_judul_20_isi_20_A">“Validitas adalah suatu ukuran yang menunjukkan tingkat kevalidan dan kesahihan suatu instrumen”. </text:p>
      <text:p text:style-name="sub_20_judul_20_isi_20_A"><text:tab/>Pengertian validitas tersebut menunjukan ketepatan dan kesesuaian alat ukur yang digunakan untuk mengukur variabel. Alat ukur dapat dikatakan valid jika benar-benar sesuai dan menjawab secara cermat tentang variabel yang akan diukur. Validitas juga menunjukkan sejauh mana ketepatan pernyataan dengan apa yang dinyatakan sesuai dengan koefisien validitas. Penghitungan uji validitas ini menggunakan bantuan Statistical Package for the Social Science (SPSS) dan Microsoft Office Excel. </text:p>
      <text:p text:style-name="P12"/>
      <text:p text:style-name="sub_20_judul">I. Analis Data Penelitian</text:p>
      <text:p text:style-name="sub_20_judul_20_isi_20_A"><text:tab/>Teknik analisis data dalam penelitian ini adalah berupa analisis deskriptif, yaitu suatu teknik untuk mengungkapkan dan memaparkan pendapat dari responden berdasarkan jawaban dari instrumen penelitian yang telah diajukan oleh peneliti. <text:s/>Dari data yang telah terkumpul kemudian dilakukan analisis data secara deskriptif yaitu dengan cara memaparkan secara objektif dan sistematis situasi yang ada dilapangan.</text:p>
      <text:h text:style-name="P14" text:outline-level="1"/>
      <text:h text:style-name="P1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si_20_sub_20_jutul_20_A.1_20_-_20_1" style:display-name="isi sub jutul A.1 - 1" style:family="paragraph">
      <loext:graphic-properties draw:fill="none" draw:fill-color="#729fcf"/>
      <style:paragraph-properties fo:margin-left="1.7cm" fo:margin-right="0cm" fo:line-height="150%" fo:text-align="justify" style:justify-single-word="false" fo:text-indent="0cm" style:auto-text-indent="false" fo:background-color="transparent"/>
      <style:text-properties style:font-size-asian="10.5pt"/>
    </style:style>
    <style:style style:name="isi_20_sub_20_judul_20_A.1_20_-_20_1_20_-_20_a" style:display-name="isi sub judul A.1 - 1 - a" style:family="paragraph">
      <style:paragraph-properties fo:margin-left="1.799cm" fo:margin-right="0cm" fo:line-height="150%" fo:text-align="justify"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11-14T17:35:21.298374896</dc:date>
    <meta:editing-duration>PT3H42M5S</meta:editing-duration>
    <meta:editing-cycles>52</meta:editing-cycles>
    <meta:generator>LibreOffice/5.1.2.2$Linux_x86 LibreOffice_project/d3bf12ecb743fc0d20e0be0c58ca359301eb705f</meta:generator>
    <meta:print-date>2018-09-11T08:24:16.436587780</meta:print-date>
    <meta:document-statistic meta:table-count="0" meta:image-count="0" meta:object-count="0" meta:page-count="5" meta:paragraph-count="61" meta:word-count="941" meta:character-count="6949" meta:non-whitespace-character-count="6024"/>
  </office:meta>
</office:document-meta>
</file>